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officeooo:rsid="001a07aa" officeooo:paragraph-rsid="00038bc7" style:font-size-asian="14pt" style:font-size-complex="14pt"/>
    </style:style>
    <style:style style:name="P2" style:family="paragraph" style:parent-style-name="Standard">
      <style:paragraph-properties fo:line-height="150%" fo:padding="0.049cm" fo:border="0.06pt solid #000000" style:shadow="none"/>
      <style:text-properties fo:font-size="14pt" officeooo:rsid="001ccdd8" officeooo:paragraph-rsid="00038bc7" style:font-size-asian="14pt" style:font-size-complex="14pt"/>
    </style:style>
    <style:style style:name="P3" style:family="paragraph" style:parent-style-name="Standard">
      <style:paragraph-properties fo:line-height="150%" fo:padding="0.049cm" fo:border="0.06pt solid #000000" style:shadow="none"/>
      <style:text-properties fo:font-size="14pt" officeooo:rsid="001add46" officeooo:paragraph-rsid="00038bc7" style:font-size-asian="14pt" style:font-size-complex="14pt"/>
    </style:style>
    <style:style style:name="T1" style:family="text">
      <style:text-properties fo:background-color="#ffff00" loext:char-shading-value="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len</text:p>
      <text:p text:style-name="P1">El cuento de la <text:span text:style-name="T1">abuelita </text:span>de ariba y la <text:span text:style-name="T1">abuelita </text:span>de abajo. Se trata de un niño llamado Tomás que tenía dos abuelas la de abajo y la de ariba. Tomás todos los domingos <text:span text:style-name="T2">hiba </text:span>a la casa de los abuelos. Primero saludaba a la <text:span text:style-name="T1">abuelita </text:span>de abajo y después subía coriendo a saludar a la de ariba. La <text:span text:style-name="T1">abuelita </text:span>de ariba tenía 94 años y ya estaba <text:span text:style-name="T2">biejita</text:span>. Un día fue a la casa y la <text:span text:style-name="T1">abuelita </text:span>de ariba ya no está <text:span text:style-name="T2">abía </text:span>muerto. Después Tomás <text:span text:style-name="T2">cresió </text:span>y la <text:span text:style-name="T1">abuelita </text:span>de abajo también <text:span text:style-name="T2">abía </text:span>muerto.</text:p>
      <text:p text:style-name="P1"/>
      <text:p text:style-name="P2">Ailén: tu escritura está muy bien! Para mejorarla, tené en cuenta los siguientes comentarios:</text:p>
      <text:p text:style-name="P3"><text:tab/>-Repetiste muchas veces la palabra <text:span text:style-name="T3">abuelita</text:span>. Fijate de qué otra manera podés nombrarla o si, en algún caso podés suprimir la palabra.</text:p>
      <text:p text:style-name="P3"><text:span text:style-name="T4"><text:tab/>-Cuando la R suena fuerte y está entre vocales se escribe con dos RR</text:span>. Revisá en tu escritura si usaste correctamente esta regla</text:p>
      <text:p text:style-name="P2"><text:tab/>-Las palabras subrayadas están mal escritas. Corregil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22:59:30.680058203</meta:creation-date>
    <dc:date>2018-05-09T23:01:20.957969634</dc:date>
    <meta:editing-duration>PT1M50S</meta:editing-duration>
    <meta:editing-cycles>1</meta:editing-cycles>
    <meta:document-statistic meta:table-count="0" meta:image-count="0" meta:object-count="0" meta:page-count="1" meta:paragraph-count="6" meta:word-count="163" meta:character-count="892" meta:non-whitespace-character-count="732"/>
    <meta:generator>LibreOffice/5.1.6.2$Linux_X86_64 LibreOffice_project/10m0$Build-2</meta:generator>
  </office:meta>
</office:document-meta>
</file>